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web-app </text:span><text:span text:style-name="T2">xmlns</text:span><text:span text:style-name="T3">="http://java.sun.com/xml/ns/javaee"</text:span><text:line-break/><text:span text:style-name="T3"> <text:s text:c="10"/></text:span><text:span text:style-name="T2">xmlns:</text:span><text:span text:style-name="T4">xsi</text:span><text:span text:style-name="T3">="http://www.w3.org/2001/XMLSchema-instance"</text:span><text:line-break/><text:span text:style-name="T3"> <text:s text:c="10"/></text:span><text:span text:style-name="T4">xsi</text:span><text:span text:style-name="T2">:schemaLocation</text:span><text:span text:style-name="T3">="http://java.sun.com/xml/ns/javaee</text:span><text:line-break/><text:span text:style-name="T3"><text:tab/><text:tab/> <text:s/>http://java.sun.com/xml/ns/javaee/web-app_4_0.xsd"</text:span><text:line-break/><text:span text:style-name="T3"> <text:s text:c="10"/></text:span><text:span text:style-name="T2">version</text:span><text:span text:style-name="T3">="4.0"</text:span><text:span text:style-name="T1">&gt;</text:span><text:line-break/><text:span text:style-name="T1"> <text:s text:c="3"/>&lt;servlet&gt;</text:span><text:line-break/><text:span text:style-name="T1"> <text:s text:c="7"/>&lt;servlet-name&gt;</text:span><text:span text:style-name="T5">HelloWorld</text:span><text:span text:style-name="T1">&lt;/servlet-name&gt;</text:span><text:line-break/><text:span text:style-name="T1"> <text:s text:c="7"/>&lt;servlet-class&gt;</text:span><text:span text:style-name="T5">HelloServlet</text:span><text:span text:style-name="T1">&lt;/servlet-class&gt;</text:span><text:line-break/><text:span text:style-name="T1"> <text:s text:c="3"/>&lt;/servlet&gt;</text:span><text:line-break/><text:line-break/><text:span text:style-name="T1"> <text:s text:c="3"/>&lt;servlet-mapping&gt;</text:span><text:line-break/><text:span text:style-name="T1"> <text:s text:c="7"/>&lt;servlet-name&gt;</text:span><text:span text:style-name="T5">HelloWorld</text:span><text:span text:style-name="T1">&lt;/servlet-name&gt;</text:span><text:line-break/><text:span text:style-name="T1"> <text:s text:c="7"/>&lt;url-pattern&gt;</text:span><text:span text:style-name="T5">/welcome</text:span><text:span text:style-name="T1">&lt;/url-pattern&gt;</text:span><text:line-break/><text:span text:style-name="T1"> <text:s text:c="3"/>&lt;/servlet-mapping&gt;</text:span><text:line-break/><text:span text:style-name="T1">&lt;/web-app&gt;</text:span></text:p>
      <text:p text:style-name="Standard"/>
      <text:p text:style-name="Standard"/>
      <text:p text:style-name="P1"><text:span text:style-name="T6">import </text:span><text:span text:style-name="T5">java.io.IOException</text:span><text:span text:style-name="T6">;</text:span><text:line-break/><text:span text:style-name="T6">import </text:span><text:span text:style-name="T5">java.io.PrintWriter</text:span><text:span text:style-name="T6">;</text:span><text:line-break/><text:span text:style-name="T6">import </text:span><text:span text:style-name="T5">javax.servlet.ServletException</text:span><text:span text:style-name="T6">;</text:span><text:line-break/><text:span text:style-name="T6">import </text:span><text:span text:style-name="T5">javax.servlet.http.HttpServlet</text:span><text:span text:style-name="T6">;</text:span><text:line-break/><text:span text:style-name="T6">import </text:span><text:span text:style-name="T5">javax.servlet.http.HttpServletRequest</text:span><text:span text:style-name="T6">;</text:span><text:line-break/><text:span text:style-name="T6">import </text:span><text:span text:style-name="T5">javax.servlet.http.HttpServletResponse</text:span><text:span text:style-name="T6">;</text:span><text:line-break/><text:line-break/><text:span text:style-name="T6">public class </text:span><text:span text:style-name="T5">HelloServlet </text:span><text:span text:style-name="T6">extends </text:span><text:span text:style-name="T5">HttpServlet {</text:span><text:line-break/><text:line-break/><text:span text:style-name="T5"> <text:s text:c="3"/></text:span><text:span text:style-name="T6">protected void </text:span><text:span text:style-name="T7">doGet</text:span><text:span text:style-name="T5">(HttpServletRequest request</text:span><text:span text:style-name="T6">, </text:span><text:span text:style-name="T5">HttpServletResponse response)</text:span><text:line-break/><text:span text:style-name="T5"> <text:s text:c="11"/></text:span><text:span text:style-name="T6">throws </text:span><text:span text:style-name="T5">ServletException</text:span><text:span text:style-name="T6">, </text:span><text:span text:style-name="T5">IOException {</text:span><text:line-break/><text:span text:style-name="T5"> <text:s text:c="7"/>response.setContentType(</text:span><text:span text:style-name="T3">"text/html"</text:span><text:span text:style-name="T5">)</text:span><text:span text:style-name="T6">;</text:span><text:line-break/><text:span text:style-name="T6"> <text:s text:c="7"/></text:span><text:span text:style-name="T5">PrintWriter writer = response.getWriter()</text:span><text:span text:style-name="T6">;</text:span><text:line-break/><text:span text:style-name="T6"> <text:s text:c="7"/>try </text:span><text:span text:style-name="T5">{</text:span><text:line-break/><text:span text:style-name="T5"> <text:s text:c="11"/>writer.println(</text:span><text:span text:style-name="T3">"&lt;h2&gt;Welcome to servlets&lt;/h2&gt;"</text:span><text:span text:style-name="T5">)</text:span><text:span text:style-name="T6">;</text:span><text:line-break/><text:span text:style-name="T6"> <text:s text:c="7"/></text:span><text:span text:style-name="T5">} </text:span><text:span text:style-name="T6">finally </text:span><text:span text:style-name="T5">{</text:span><text:line-break/><text:span text:style-name="T5"> <text:s text:c="11"/>writer.close()</text:span><text:span text:style-name="T6">;</text:span><text:line-break/><text:span text:style-name="T6"> <text:s text:c="7"/></text:span><text:span text:style-name="T5">}</text:span><text:line-break/><text:span text:style-name="T5"> <text:s text:c="3"/>}</text:span><text:line-break/><text:span text:style-name="T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12:49.197696896</meta:creation-date>
    <dc:date>2020-01-22T10:13:53.983494293</dc:date>
    <meta:editing-duration>PT1M5S</meta:editing-duration>
    <meta:editing-cycles>1</meta:editing-cycles>
    <meta:document-statistic meta:table-count="0" meta:image-count="0" meta:object-count="0" meta:page-count="1" meta:paragraph-count="2" meta:word-count="63" meta:character-count="1225" meta:non-whitespace-character-count="992"/>
    <meta:generator>LibreOffice/6.2.8.2$Linux_X86_64 LibreOffice_project/20$Build-2</meta:generator>
  </office:meta>
</office:document-meta>
</file>